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8cm" draw:marker-end-width="0.28cm" draw:fill="solid" draw:fill-color="#ffffff" draw:textarea-horizontal-align="justify" draw:textarea-vertical-align="middle" draw:auto-grow-height="false" fo:min-height="0.696cm" fo:min-width="0.696cm" fo:padding-top="0.152cm" fo:padding-bottom="0.152cm" fo:padding-left="0.277cm" fo:padding-right="0.277cm"/>
      <style:paragraph-properties style:writing-mode="lr-tb"/>
    </style:style>
    <style:style style:name="gr2" style:family="graphic" style:parent-style-name="standard">
      <style:graphic-properties svg:stroke-width="0.053cm" draw:marker-start-width="0.28cm" draw:marker-end-width="0.28cm" draw:fill="solid" draw:fill-color="#ffffff" draw:textarea-horizontal-align="justify" draw:textarea-vertical-align="middle" draw:auto-grow-height="false" fo:min-height="0.696cm" fo:min-width="2.446cm" fo:padding-top="0.152cm" fo:padding-bottom="0.152cm" fo:padding-left="0.277cm" fo:padding-right="0.277cm"/>
      <style:paragraph-properties style:writing-mode="lr-tb"/>
    </style:style>
    <style:style style:name="gr3" style:family="graphic" style:parent-style-name="standard">
      <style:graphic-properties svg:stroke-width="0.053cm" draw:marker-start-width="0.28cm" draw:marker-end-width="0.28cm" draw:fill="solid" draw:fill-color="#ffffff" draw:textarea-horizontal-align="justify" draw:textarea-vertical-align="middle" draw:auto-grow-height="false" fo:min-height="0.696cm" fo:min-width="0.946cm" fo:padding-top="0.152cm" fo:padding-bottom="0.152cm" fo:padding-left="0.277cm" fo:padding-right="0.277cm"/>
      <style:paragraph-properties style:writing-mode="lr-tb"/>
    </style:style>
    <style:style style:name="gr4" style:family="graphic" style:parent-style-name="standard">
      <style:graphic-properties svg:stroke-width="0.053cm" draw:marker-start-width="0.28cm" draw:marker-end-width="0.28cm" draw:fill="solid" draw:fill-color="#ffffff" draw:textarea-horizontal-align="justify" draw:textarea-vertical-align="middle" draw:auto-grow-height="false" fo:min-height="0.696cm" fo:min-width="3.946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2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3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23cm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98cm" fo:min-width="2.44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draw:marker-start-width="0.28cm" draw:marker-end-width="0.28cm" draw:fill="solid" draw:fill-color="#ffffff" draw:textarea-horizontal-align="justify" draw:textarea-vertical-align="middle" draw:auto-grow-height="false" fo:min-height="0.696cm" fo:min-width="3.196cm" fo:padding-top="0.152cm" fo:padding-bottom="0.152cm" fo:padding-left="0.277cm" fo:padding-right="0.277cm"/>
      <style:paragraph-properties style:writing-mode="lr-tb"/>
    </style:style>
    <style:style style:name="gr12" style:family="graphic" style:parent-style-name="standard">
      <style:graphic-properties svg:stroke-width="0.053cm" draw:marker-start-width="0.28cm" draw:marker-end-width="0.28cm" draw:fill="solid" draw:fill-color="#ffffff" draw:textarea-horizontal-align="justify" draw:textarea-vertical-align="middle" draw:auto-grow-height="false" fo:min-height="0.696cm" fo:min-width="5.446cm" fo:padding-top="0.152cm" fo:padding-bottom="0.152cm" fo:padding-left="0.277cm" fo:padding-right="0.277cm"/>
      <style:paragraph-properties style:writing-mode="lr-tb"/>
    </style:style>
    <style:style style:name="gr13" style:family="graphic" style:parent-style-name="standard">
      <style:graphic-properties svg:stroke-width="0.053cm" draw:marker-start-width="0.28cm" draw:marker-end-width="0.28cm" draw:fill="solid" draw:fill-color="#ffffff" draw:textarea-horizontal-align="justify" draw:textarea-vertical-align="middle" draw:auto-grow-height="false" fo:min-height="0.696cm" fo:min-width="12.946cm" fo:padding-top="0.152cm" fo:padding-bottom="0.152cm" fo:padding-left="0.277cm" fo:padding-right="0.277cm"/>
      <style:paragraph-properties style:writing-mode="lr-tb"/>
    </style:style>
    <style:style style:name="gr14" style:family="graphic" style:parent-style-name="standard">
      <style:graphic-properties svg:stroke-width="0.053cm" draw:marker-start-width="0.28cm" draw:marker-end-width="0.28cm" draw:fill="solid" draw:fill-color="#ffffff" draw:textarea-horizontal-align="justify" draw:textarea-vertical-align="middle" draw:auto-grow-height="false" fo:min-height="0.696cm" fo:min-width="5.696cm" fo:padding-top="0.152cm" fo:padding-bottom="0.152cm" fo:padding-left="0.277cm" fo:padding-right="0.277cm"/>
      <style:paragraph-properties style:writing-mode="lr-tb"/>
    </style:style>
    <style:style style:name="gr15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98cm" fo:min-width="4.44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draw:marker-start-width="0.28cm" draw:marker-end-width="0.28cm" draw:fill="solid" draw:fill-color="#ffffff" draw:textarea-horizontal-align="justify" draw:textarea-vertical-align="middle" draw:auto-grow-height="false" fo:min-height="0.696cm" fo:min-width="4.696cm" fo:padding-top="0.152cm" fo:padding-bottom="0.152cm" fo:padding-left="0.277cm" fo:padding-right="0.277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Linienspitzen_20_2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Linienspitzen_20_3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2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95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tyle-asian="normal" style:font-weight-asian="normal" style:font-name-complex="Arial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25cm" svg:height="1cm" svg:x="1cm" svg:y="3.641cm">
          <text:p text:style-name="P1">3<text:span text:style-name="T1">tai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2.25cm" svg:y="3.641cm">
          <text:p text:style-name="P1">57+1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5.25cm" svg:y="3.641cm">
          <text:p text:style-name="P1">1<text:span text:style-name="T1">flag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1cm" svg:x="6.75cm" svg:y="3.641cm">
          <text:p text:style-name="P1">26<text:span text:style-name="T1">training sequenz</text:span></text:p>
          <draw:enhanced-geometry svg:viewBox="0 0 21600 21600" draw:mirror-horizontal="true" draw:type="rectangle" draw:enhanced-path="M 0 0 L 21600 0 21600 21600 0 21600 0 0 Z N"/>
        </draw:custom-shape>
        <draw:frame draw:style-name="gr5" draw:text-style-name="P3" draw:layer="layout" svg:width="4.27cm" svg:height="0.962cm" svg:x="1cm" svg:y="2.679cm">
          <draw:text-box>
            <text:p>normal (data)</text:p>
          </draw:text-box>
        </draw:frame>
        <draw:frame draw:style-name="gr6" draw:text-style-name="P3" draw:layer="layout" svg:width="18.773cm" svg:height="0.962cm" svg:x="1cm" svg:y="4.679cm">
          <draw:text-box>
            <text:p>synchronisation (extended training sequence for synchronisation)</text:p>
          </draw:text-box>
        </draw:frame>
        <draw:frame draw:style-name="gr7" draw:text-style-name="P3" draw:layer="layout" svg:width="14.629cm" svg:height="0.962cm" svg:x="1cm" svg:y="6.679cm">
          <draw:text-box>
            <text:p>frequency correction (zeros have same frequency)</text:p>
          </draw:text-box>
        </draw:frame>
        <draw:frame draw:style-name="gr8" draw:text-style-name="P3" draw:layer="layout" svg:width="8.431cm" svg:height="0.962cm" svg:x="1cm" svg:y="8.679cm">
          <draw:text-box>
            <text:p>dummy burst (waisting time)</text:p>
          </draw:text-box>
        </draw:frame>
        <draw:frame draw:style-name="gr9" draw:text-style-name="P3" draw:layer="layout" svg:width="14.523cm" svg:height="0.962cm" svg:x="1cm" svg:y="10.641cm">
          <draw:text-box>
            <text:p>access (uplink from mobile for accessing network)</text:p>
          </draw:text-box>
        </draw:frame>
        <draw:custom-shape draw:style-name="gr10" draw:text-style-name="P1" draw:layer="layout" svg:width="3cm" svg:height="1cm" svg:x="17cm" svg:y="3.641cm">
          <text:p text:style-name="P1">8.25<text:span text:style-name="T1">guar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1.25cm" svg:y="3.641cm">
          <text:p text:style-name="P1">1<text:span text:style-name="T1">fla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2.75cm" svg:y="3.641cm">
          <text:p text:style-name="P1">57+1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5.75cm" svg:y="3.641cm">
          <text:p text:style-name="P1">3<text:span text:style-name="T1">ta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cm" svg:y="5.641cm">
          <text:p text:style-name="P1">3<text:span text:style-name="T1">tai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75cm" svg:height="1cm" svg:x="2.25cm" svg:y="5.641cm">
          <text:p text:style-name="P1">39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1cm" svg:x="6cm" svg:y="5.641cm">
          <text:p text:style-name="P1">64<text:span text:style-name="T1">extended training sequenz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3cm" svg:height="1cm" svg:x="17cm" svg:y="5.641cm">
          <text:p text:style-name="P1">8.25<text:span text:style-name="T1">guar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75cm" svg:height="1cm" svg:x="12cm" svg:y="5.641cm">
          <text:p text:style-name="P1">39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5cm" svg:height="1cm" svg:x="15.75cm" svg:y="5.641cm">
          <text:p text:style-name="P1">3<text:span text:style-name="T1">ta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cm" svg:y="7.641cm">
          <text:p text:style-name="P1">3<text:span text:style-name="T1">tail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3.5cm" svg:height="1cm" svg:x="2.25cm" svg:y="7.641cm">
          <text:p text:style-name="P1">142<text:span text:style-name="T1"> zero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3cm" svg:height="1cm" svg:x="17cm" svg:y="7.641cm">
          <text:p text:style-name="P1">8.25<text:span text:style-name="T1">gu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5.75cm" svg:y="7.641cm">
          <text:p text:style-name="P1">3<text:span text:style-name="T1">ta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cm" svg:y="11.641cm">
          <text:p text:style-name="P1">8<text:span text:style-name="T1">tail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25cm" svg:height="1cm" svg:x="2.25cm" svg:y="11.641cm">
          <text:p text:style-name="P1">41<text:span text:style-name="T1">synchronis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cm" svg:height="1cm" svg:x="15cm" svg:y="11.641cm">
          <text:p text:style-name="P1">68.25<text:span text:style-name="T1">guard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25cm" svg:height="1cm" svg:x="8.5cm" svg:y="11.641cm">
          <text:p text:style-name="P1">36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3.75cm" svg:y="11.641cm">
          <text:p text:style-name="P1">3<text:span text:style-name="T1">ta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cm" svg:y="9.641cm">
          <text:p text:style-name="P1">3<text:span text:style-name="T1">tail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3.5cm" svg:height="1cm" svg:x="2.25cm" svg:y="9.641cm">
          <text:p text:style-name="P4"><text:span text:style-name="T2">142</text:span><text:span text:style-name="T3"> </text:span><text:span text:style-name="T1">mixed bit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3cm" svg:height="1cm" svg:x="17cm" svg:y="9.641cm">
          <text:p text:style-name="P1">8.25<text:span text:style-name="T1">gu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5.75cm" svg:y="9.641cm">
          <text:p text:style-name="P1">3<text:span text:style-name="T1">tail</text:span>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3.5cm" svg:y1="13.641cm" svg:x2="20cm" svg:y2="13.641cm">
          <text:p/>
        </draw:line>
        <draw:line draw:style-name="gr18" draw:text-style-name="P5" draw:layer="layout" svg:x1="7.5cm" svg:y1="13.641cm" svg:x2="1cm" svg:y2="13.641cm">
          <text:p/>
        </draw:line>
        <draw:frame draw:style-name="gr19" draw:text-style-name="P3" draw:layer="layout" svg:width="6.221cm" svg:height="1.673cm" svg:x="7.375cm" svg:y="13.077cm">
          <draw:text-box>
            <text:p>156.25bits / 576.9μs</text:p>
            <text:p><text:s text:c="5"/>270.833kbit/s</text:p>
          </draw:text-box>
        </draw:frame>
        <draw:frame draw:style-name="gr20" draw:text-style-name="P6" draw:layer="layout" svg:width="5.459cm" svg:height="1.276cm" svg:x="8cm" svg:y="1.724cm">
          <draw:text-box>
            <text:p><text:span text:style-name="T4">GSM Burst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05T21:43:16.627000000</meta:creation-date>
    <dc:date>2020-12-10T14:49:55.391000000</dc:date>
    <meta:editing-duration>PT10M50S</meta:editing-duration>
    <meta:editing-cycles>2</meta:editing-cycles>
    <meta:generator>LibreOffice/7.0.3.1$Windows_X86_64 LibreOffice_project/d7547858d014d4cf69878db179d326fc3483e082</meta:generator>
    <meta:document-statistic meta:object-count="36"/>
  </office:meta>
</office:document-meta>
</file>